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Percentage of population required to breed to achieve same population size in nexte generation" draw:style-name="gr1" draw:text-style-name="P1" svg:width="143.86mm" svg:height="111.39mm" svg:x="168.76mm" svg:y="43.35mm">
            <draw:object draw:notify-on-update-of-ranges="Sheet1.E11:Sheet1.E38 Sheet1.F11:Sheet1.F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Working out how many individuals we need to breed in order to get the population up to full numbers in the next generation.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C = n!/((n-r)!r!)</text:p>
          </table:table-cell>
          <table:table-cell office:value-type="string" calcext:value-type="string">
            <text:p>&lt;&lt; formula for number of combinations C when selecting groups of r from n items.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If r=2, what does n need to be for different values of C?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R! = 2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ie. if we want a pop of 10 (so 10 unique pairings) we need 5 individuals to breed with each other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(min individuals who need to breed)</text:p>
          </table:table-cell>
          <table:table-cell table:number-columns-repeated="2"/>
          <table:table-cell office:value-type="string" calcext:value-type="string">
            <text:p>C (pop size)</text:p>
          </table:table-cell>
          <table:table-cell office:value-type="string" calcext:value-type="string">
            <text:p>What % of pop do we need to breed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!</text:p>
          </table:table-cell>
          <table:table-cell office:value-type="string" calcext:value-type="string">
            <text:p>(n-2)!</text:p>
          </table:table-cell>
          <table:table-cell office:value-type="string" calcext:value-type="string">
            <text:p>n!/((n-2)!2)</text:p>
          </table:table-cell>
          <table:table-cell office:value-type="string" calcext:value-type="string">
            <text:p>Fit %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FACT([.B9])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FACT([.B10])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FACT([.B11])" office:value-type="float" office:value="6" calcext:value-type="float">
            <text:p>6</text:p>
          </table:table-cell>
          <table:table-cell table:formula="of:=[.C9]" office:value-type="float" office:value="1" calcext:value-type="float">
            <text:p>1</text:p>
          </table:table-cell>
          <table:table-cell table:formula="of:=[.C11]/([.D11]*2)" office:value-type="float" office:value="3" calcext:value-type="float">
            <text:p>3</text:p>
          </table:table-cell>
          <table:table-cell table:style-name="ce2" table:formula="of:=[.B11]/[.E11]" office:value-type="percentage" office:value="1" calcext:value-type="percentage">
            <text:p>100.0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FACT([.B12])" office:value-type="float" office:value="24" calcext:value-type="float">
            <text:p>24</text:p>
          </table:table-cell>
          <table:table-cell table:formula="of:=[.C10]" office:value-type="float" office:value="2" calcext:value-type="float">
            <text:p>2</text:p>
          </table:table-cell>
          <table:table-cell table:formula="of:=[.C12]/([.D12]*2)" office:value-type="float" office:value="6" calcext:value-type="float">
            <text:p>6</text:p>
          </table:table-cell>
          <table:table-cell table:style-name="ce2" table:formula="of:=[.B12]/[.E12]" office:value-type="percentage" office:value="0.666666666666667" calcext:value-type="percentage">
            <text:p>66.7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FACT([.B13])" office:value-type="float" office:value="120" calcext:value-type="float">
            <text:p>120</text:p>
          </table:table-cell>
          <table:table-cell table:formula="of:=[.C11]" office:value-type="float" office:value="6" calcext:value-type="float">
            <text:p>6</text:p>
          </table:table-cell>
          <table:table-cell table:formula="of:=[.C13]/([.D13]*2)" office:value-type="float" office:value="10" calcext:value-type="float">
            <text:p>10</text:p>
          </table:table-cell>
          <table:table-cell table:style-name="ce2" table:formula="of:=[.B13]/[.E13]" office:value-type="percentage" office:value="0.5" calcext:value-type="percentage">
            <text:p>50.0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FACT([.B14])" office:value-type="float" office:value="720" calcext:value-type="float">
            <text:p>720</text:p>
          </table:table-cell>
          <table:table-cell table:formula="of:=[.C12]" office:value-type="float" office:value="24" calcext:value-type="float">
            <text:p>24</text:p>
          </table:table-cell>
          <table:table-cell table:formula="of:=[.C14]/([.D14]*2)" office:value-type="float" office:value="15" calcext:value-type="float">
            <text:p>15</text:p>
          </table:table-cell>
          <table:table-cell table:style-name="ce2" table:formula="of:=[.B14]/[.E14]" office:value-type="percentage" office:value="0.4" calcext:value-type="percentage">
            <text:p>40.0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FACT([.B15])" office:value-type="float" office:value="5040" calcext:value-type="float">
            <text:p>5040</text:p>
          </table:table-cell>
          <table:table-cell table:formula="of:=[.C13]" office:value-type="float" office:value="120" calcext:value-type="float">
            <text:p>120</text:p>
          </table:table-cell>
          <table:table-cell table:formula="of:=[.C15]/([.D15]*2)" office:value-type="float" office:value="21" calcext:value-type="float">
            <text:p>21</text:p>
          </table:table-cell>
          <table:table-cell table:style-name="ce2" table:formula="of:=[.B15]/[.E15]" office:value-type="percentage" office:value="0.333333333333333" calcext:value-type="percentage">
            <text:p>33.3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FACT([.B16])" office:value-type="float" office:value="40320" calcext:value-type="float">
            <text:p>40320</text:p>
          </table:table-cell>
          <table:table-cell table:formula="of:=[.C14]" office:value-type="float" office:value="720" calcext:value-type="float">
            <text:p>720</text:p>
          </table:table-cell>
          <table:table-cell table:formula="of:=[.C16]/([.D16]*2)" office:value-type="float" office:value="28" calcext:value-type="float">
            <text:p>28</text:p>
          </table:table-cell>
          <table:table-cell table:style-name="ce2" table:formula="of:=[.B16]/[.E16]" office:value-type="percentage" office:value="0.285714285714286" calcext:value-type="percentage">
            <text:p>28.6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FACT([.B17])" office:value-type="float" office:value="362880" calcext:value-type="float">
            <text:p>362880</text:p>
          </table:table-cell>
          <table:table-cell table:formula="of:=[.C15]" office:value-type="float" office:value="5040" calcext:value-type="float">
            <text:p>5040</text:p>
          </table:table-cell>
          <table:table-cell table:formula="of:=[.C17]/([.D17]*2)" office:value-type="float" office:value="36" calcext:value-type="float">
            <text:p>36</text:p>
          </table:table-cell>
          <table:table-cell table:style-name="ce2" table:formula="of:=[.B17]/[.E17]" office:value-type="percentage" office:value="0.25" calcext:value-type="percentage">
            <text:p>25.0%</text:p>
          </table:table-cell>
          <table:table-cell office:value-type="string" calcext:value-type="string">
            <text:p>&lt;&lt; seems sensible</text:p>
          </table:table-cell>
          <table:table-cell table:style-name="ce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FACT([.B18])" office:value-type="float" office:value="3628800" calcext:value-type="float">
            <text:p>3628800</text:p>
          </table:table-cell>
          <table:table-cell table:formula="of:=[.C16]" office:value-type="float" office:value="40320" calcext:value-type="float">
            <text:p>40320</text:p>
          </table:table-cell>
          <table:table-cell table:formula="of:=[.C18]/([.D18]*2)" office:value-type="float" office:value="45" calcext:value-type="float">
            <text:p>45</text:p>
          </table:table-cell>
          <table:table-cell table:style-name="ce2" table:formula="of:=[.B18]/[.E18]" office:value-type="percentage" office:value="0.222222222222222" calcext:value-type="percentage">
            <text:p>22.2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FACT([.B19])" office:value-type="float" office:value="39916800" calcext:value-type="float">
            <text:p>39916800</text:p>
          </table:table-cell>
          <table:table-cell table:formula="of:=[.C17]" office:value-type="float" office:value="362880" calcext:value-type="float">
            <text:p>362880</text:p>
          </table:table-cell>
          <table:table-cell table:formula="of:=[.C19]/([.D19]*2)" office:value-type="float" office:value="55" calcext:value-type="float">
            <text:p>55</text:p>
          </table:table-cell>
          <table:table-cell table:style-name="ce2" table:formula="of:=[.B19]/[.E19]" office:value-type="percentage" office:value="0.2" calcext:value-type="percentage">
            <text:p>20.0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FACT([.B20])" office:value-type="float" office:value="479001600" calcext:value-type="float">
            <text:p>479001600</text:p>
          </table:table-cell>
          <table:table-cell table:formula="of:=[.C18]" office:value-type="float" office:value="3628800" calcext:value-type="float">
            <text:p>3628800</text:p>
          </table:table-cell>
          <table:table-cell table:formula="of:=[.C20]/([.D20]*2)" office:value-type="float" office:value="66" calcext:value-type="float">
            <text:p>66</text:p>
          </table:table-cell>
          <table:table-cell table:style-name="ce2" table:formula="of:=[.B20]/[.E20]" office:value-type="percentage" office:value="0.181818181818182" calcext:value-type="percentage">
            <text:p>18.2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FACT([.B21])" office:value-type="float" office:value="6227020800" calcext:value-type="float">
            <text:p>6227020800</text:p>
          </table:table-cell>
          <table:table-cell table:formula="of:=[.C19]" office:value-type="float" office:value="39916800" calcext:value-type="float">
            <text:p>39916800</text:p>
          </table:table-cell>
          <table:table-cell table:formula="of:=[.C21]/([.D21]*2)" office:value-type="float" office:value="78" calcext:value-type="float">
            <text:p>78</text:p>
          </table:table-cell>
          <table:table-cell table:style-name="ce2" table:formula="of:=[.B21]/[.E21]" office:value-type="percentage" office:value="0.166666666666667" calcext:value-type="percentage">
            <text:p>16.7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FACT([.B22])" office:value-type="float" office:value="87178291200" calcext:value-type="float">
            <text:p>87178291200</text:p>
          </table:table-cell>
          <table:table-cell table:formula="of:=[.C20]" office:value-type="float" office:value="479001600" calcext:value-type="float">
            <text:p>479001600</text:p>
          </table:table-cell>
          <table:table-cell table:formula="of:=[.C22]/([.D22]*2)" office:value-type="float" office:value="91" calcext:value-type="float">
            <text:p>91</text:p>
          </table:table-cell>
          <table:table-cell table:style-name="ce2" table:formula="of:=[.B22]/[.E22]" office:value-type="percentage" office:value="0.153846153846154" calcext:value-type="percentage">
            <text:p>15.4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FACT([.B23])" office:value-type="float" office:value="1307674368000" calcext:value-type="float">
            <text:p>1307674368000</text:p>
          </table:table-cell>
          <table:table-cell table:formula="of:=[.C21]" office:value-type="float" office:value="6227020800" calcext:value-type="float">
            <text:p>6227020800</text:p>
          </table:table-cell>
          <table:table-cell table:formula="of:=[.C23]/([.D23]*2)" office:value-type="float" office:value="105" calcext:value-type="float">
            <text:p>105</text:p>
          </table:table-cell>
          <table:table-cell table:style-name="ce2" table:formula="of:=[.B23]/[.E23]" office:value-type="percentage" office:value="0.142857142857143" calcext:value-type="percentage">
            <text:p>14.3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FACT([.B24])" office:value-type="float" office:value="20922789888000" calcext:value-type="float">
            <text:p>20922789888000</text:p>
          </table:table-cell>
          <table:table-cell table:formula="of:=[.C22]" office:value-type="float" office:value="87178291200" calcext:value-type="float">
            <text:p>87178291200</text:p>
          </table:table-cell>
          <table:table-cell table:formula="of:=[.C24]/([.D24]*2)" office:value-type="float" office:value="120" calcext:value-type="float">
            <text:p>120</text:p>
          </table:table-cell>
          <table:table-cell table:style-name="ce2" table:formula="of:=[.B24]/[.E24]" office:value-type="percentage" office:value="0.133333333333333" calcext:value-type="percentage">
            <text:p>13.3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FACT([.B25])" office:value-type="float" office:value="355687428096000" calcext:value-type="float">
            <text:p>355687428096000</text:p>
          </table:table-cell>
          <table:table-cell table:formula="of:=[.C23]" office:value-type="float" office:value="1307674368000" calcext:value-type="float">
            <text:p>1307674368000</text:p>
          </table:table-cell>
          <table:table-cell table:formula="of:=[.C25]/([.D25]*2)" office:value-type="float" office:value="136" calcext:value-type="float">
            <text:p>136</text:p>
          </table:table-cell>
          <table:table-cell table:style-name="ce2" table:formula="of:=[.B25]/[.E25]" office:value-type="percentage" office:value="0.125" calcext:value-type="percentage">
            <text:p>12.5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FACT([.B26])" office:value-type="float" office:value="6402373705728000" calcext:value-type="float">
            <text:p>6402373705728000</text:p>
          </table:table-cell>
          <table:table-cell table:formula="of:=[.C24]" office:value-type="float" office:value="20922789888000" calcext:value-type="float">
            <text:p>20922789888000</text:p>
          </table:table-cell>
          <table:table-cell table:formula="of:=[.C26]/([.D26]*2)" office:value-type="float" office:value="153" calcext:value-type="float">
            <text:p>153</text:p>
          </table:table-cell>
          <table:table-cell table:style-name="ce2" table:formula="of:=[.B26]/[.E26]" office:value-type="percentage" office:value="0.117647058823529" calcext:value-type="percentage">
            <text:p>11.8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FACT([.B27])" office:value-type="float" office:value="1.21645100408832E+017" calcext:value-type="float">
            <text:p>1.21645100408832E+017</text:p>
          </table:table-cell>
          <table:table-cell table:formula="of:=[.C25]" office:value-type="float" office:value="355687428096000" calcext:value-type="float">
            <text:p>355687428096000</text:p>
          </table:table-cell>
          <table:table-cell table:formula="of:=[.C27]/([.D27]*2)" office:value-type="float" office:value="171" calcext:value-type="float">
            <text:p>171</text:p>
          </table:table-cell>
          <table:table-cell table:style-name="ce2" table:formula="of:=[.B27]/[.E27]" office:value-type="percentage" office:value="0.111111111111111" calcext:value-type="percentage">
            <text:p>11.1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FACT([.B28])" office:value-type="float" office:value="2.43290200817664E+018" calcext:value-type="float">
            <text:p>2.43290200817664E+018</text:p>
          </table:table-cell>
          <table:table-cell table:formula="of:=[.C26]" office:value-type="float" office:value="6402373705728000" calcext:value-type="float">
            <text:p>6402373705728000</text:p>
          </table:table-cell>
          <table:table-cell table:formula="of:=[.C28]/([.D28]*2)" office:value-type="float" office:value="190" calcext:value-type="float">
            <text:p>190</text:p>
          </table:table-cell>
          <table:table-cell table:style-name="ce2" table:formula="of:=[.B28]/[.E28]" office:value-type="percentage" office:value="0.105263157894737" calcext:value-type="percentage">
            <text:p>10.5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FACT([.B29])" office:value-type="float" office:value="5.10909421717094E+019" calcext:value-type="float">
            <text:p>5.10909421717094E+019</text:p>
          </table:table-cell>
          <table:table-cell table:formula="of:=[.C27]" office:value-type="float" office:value="1.21645100408832E+017" calcext:value-type="float">
            <text:p>1.21645100408832E+017</text:p>
          </table:table-cell>
          <table:table-cell table:formula="of:=[.C29]/([.D29]*2)" office:value-type="float" office:value="210" calcext:value-type="float">
            <text:p>210</text:p>
          </table:table-cell>
          <table:table-cell table:style-name="ce2" table:formula="of:=[.B29]/[.E29]" office:value-type="percentage" office:value="0.1" calcext:value-type="percentage">
            <text:p>10.0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FACT([.B30])" office:value-type="float" office:value="1.12400072777761E+021" calcext:value-type="float">
            <text:p>1.12400072777761E+021</text:p>
          </table:table-cell>
          <table:table-cell table:formula="of:=[.C28]" office:value-type="float" office:value="2.43290200817664E+018" calcext:value-type="float">
            <text:p>2.43290200817664E+018</text:p>
          </table:table-cell>
          <table:table-cell table:formula="of:=[.C30]/([.D30]*2)" office:value-type="float" office:value="231" calcext:value-type="float">
            <text:p>231</text:p>
          </table:table-cell>
          <table:table-cell table:style-name="ce2" table:formula="of:=[.B30]/[.E30]" office:value-type="percentage" office:value="0.0952380952380952" calcext:value-type="percentage">
            <text:p>9.5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FACT([.B31])" office:value-type="float" office:value="2.5852016738885E+022" calcext:value-type="float">
            <text:p>2.5852016738885E+022</text:p>
          </table:table-cell>
          <table:table-cell table:formula="of:=[.C29]" office:value-type="float" office:value="5.10909421717094E+019" calcext:value-type="float">
            <text:p>5.10909421717094E+019</text:p>
          </table:table-cell>
          <table:table-cell table:formula="of:=[.C31]/([.D31]*2)" office:value-type="float" office:value="253" calcext:value-type="float">
            <text:p>253</text:p>
          </table:table-cell>
          <table:table-cell table:style-name="ce2" table:formula="of:=[.B31]/[.E31]" office:value-type="percentage" office:value="0.0909090909090909" calcext:value-type="percentage">
            <text:p>9.1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FACT([.B32])" office:value-type="float" office:value="6.2044840173324E+023" calcext:value-type="float">
            <text:p>6.2044840173324E+023</text:p>
          </table:table-cell>
          <table:table-cell table:formula="of:=[.C30]" office:value-type="float" office:value="1.12400072777761E+021" calcext:value-type="float">
            <text:p>1.12400072777761E+021</text:p>
          </table:table-cell>
          <table:table-cell table:formula="of:=[.C32]/([.D32]*2)" office:value-type="float" office:value="276" calcext:value-type="float">
            <text:p>276</text:p>
          </table:table-cell>
          <table:table-cell table:style-name="ce2" table:formula="of:=[.B32]/[.E32]" office:value-type="percentage" office:value="0.0869565217391304" calcext:value-type="percentage">
            <text:p>8.7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FACT([.B33])" office:value-type="float" office:value="1.5511210043331E+025" calcext:value-type="float">
            <text:p>1.5511210043331E+025</text:p>
          </table:table-cell>
          <table:table-cell table:formula="of:=[.C31]" office:value-type="float" office:value="2.5852016738885E+022" calcext:value-type="float">
            <text:p>2.5852016738885E+022</text:p>
          </table:table-cell>
          <table:table-cell table:formula="of:=[.C33]/([.D33]*2)" office:value-type="float" office:value="300" calcext:value-type="float">
            <text:p>300</text:p>
          </table:table-cell>
          <table:table-cell table:style-name="ce2" table:formula="of:=[.B33]/[.E33]" office:value-type="percentage" office:value="0.0833333333333333" calcext:value-type="percentage">
            <text:p>8.3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FACT([.B34])" office:value-type="float" office:value="4.03291461126606E+026" calcext:value-type="float">
            <text:p>4.03291461126606E+026</text:p>
          </table:table-cell>
          <table:table-cell table:formula="of:=[.C32]" office:value-type="float" office:value="6.2044840173324E+023" calcext:value-type="float">
            <text:p>6.2044840173324E+023</text:p>
          </table:table-cell>
          <table:table-cell table:formula="of:=[.C34]/([.D34]*2)" office:value-type="float" office:value="325" calcext:value-type="float">
            <text:p>325</text:p>
          </table:table-cell>
          <table:table-cell table:style-name="ce2" table:formula="of:=[.B34]/[.E34]" office:value-type="percentage" office:value="0.08" calcext:value-type="percentage">
            <text:p>8.0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FACT([.B35])" office:value-type="float" office:value="1.08888694504184E+028" calcext:value-type="float">
            <text:p>1.08888694504184E+028</text:p>
          </table:table-cell>
          <table:table-cell table:formula="of:=[.C33]" office:value-type="float" office:value="1.5511210043331E+025" calcext:value-type="float">
            <text:p>1.5511210043331E+025</text:p>
          </table:table-cell>
          <table:table-cell table:formula="of:=[.C35]/([.D35]*2)" office:value-type="float" office:value="351" calcext:value-type="float">
            <text:p>351</text:p>
          </table:table-cell>
          <table:table-cell table:style-name="ce2" table:formula="of:=[.B35]/[.E35]" office:value-type="percentage" office:value="0.0769230769230769" calcext:value-type="percentage">
            <text:p>7.7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FACT([.B36])" office:value-type="float" office:value="3.04888344611714E+029" calcext:value-type="float">
            <text:p>3.04888344611714E+029</text:p>
          </table:table-cell>
          <table:table-cell table:formula="of:=[.C34]" office:value-type="float" office:value="4.03291461126606E+026" calcext:value-type="float">
            <text:p>4.03291461126606E+026</text:p>
          </table:table-cell>
          <table:table-cell table:formula="of:=[.C36]/([.D36]*2)" office:value-type="float" office:value="378" calcext:value-type="float">
            <text:p>378</text:p>
          </table:table-cell>
          <table:table-cell table:style-name="ce2" table:formula="of:=[.B36]/[.E36]" office:value-type="percentage" office:value="0.0740740740740741" calcext:value-type="percentage">
            <text:p>7.4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FACT([.B37])" office:value-type="float" office:value="8.8417619937397E+030" calcext:value-type="float">
            <text:p>8.8417619937397E+030</text:p>
          </table:table-cell>
          <table:table-cell table:formula="of:=[.C35]" office:value-type="float" office:value="1.08888694504184E+028" calcext:value-type="float">
            <text:p>1.08888694504184E+028</text:p>
          </table:table-cell>
          <table:table-cell table:formula="of:=[.C37]/([.D37]*2)" office:value-type="float" office:value="406" calcext:value-type="float">
            <text:p>406</text:p>
          </table:table-cell>
          <table:table-cell table:style-name="ce2" table:formula="of:=[.B37]/[.E37]" office:value-type="percentage" office:value="0.0714285714285714" calcext:value-type="percentage">
            <text:p>7.1%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FACT([.B38])" office:value-type="float" office:value="2.65252859812191E+032" calcext:value-type="float">
            <text:p>2.65252859812191E+032</text:p>
          </table:table-cell>
          <table:table-cell table:formula="of:=[.C36]" office:value-type="float" office:value="3.04888344611714E+029" calcext:value-type="float">
            <text:p>3.04888344611714E+029</text:p>
          </table:table-cell>
          <table:table-cell table:formula="of:=[.C38]/([.D38]*2)" office:value-type="float" office:value="435" calcext:value-type="float">
            <text:p>435</text:p>
          </table:table-cell>
          <table:table-cell table:style-name="ce2" table:formula="of:=[.B38]/[.E38]" office:value-type="percentage" office:value="0.0689655172413793" calcext:value-type="percentage">
            <text:p>6.9%</text:p>
          </table:table-cell>
          <table:table-cell/>
          <table:table-cell table:style-name="ce1"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But what if we have speciation?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Say pop of 36 with 6 species each containing six individuals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We just imagine C=6 on the above chart so read across that 4 individuals in each species need to breed.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This means in total 66% of the total population will need to procreate, so the fitness threshold needs to be relaxed considerably.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The smaller a species the lower its fitness threshold for breeding will be (to a limit of 100% procreators for a species with 3 members)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But in fact we will want the species to change size depending on their group fitness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(although NB the whole point of speciation is to protect weak species from oblitration until they have had a chance to develop)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So this works quite well: weak species → few members → low fitness threshold for procreating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I guess we could scale the species size by average fitness eg.: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pecies</text:p>
          </table:table-cell>
          <table:table-cell office:value-type="string" calcext:value-type="string">
            <text:p>av fitness</text:p>
          </table:table-cell>
          <table:table-cell office:value-type="string" calcext:value-type="string">
            <text:p>fitness share</text:p>
          </table:table-cell>
          <table:table-cell office:value-type="string" calcext:value-type="string">
            <text:p>allowed size</text:p>
          </table:table-cell>
          <table:table-cell/>
          <table:table-cell table:style-name="Default" office:value-type="string" calcext:value-type="string">
            <text:p>redistrib fitness shar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8" calcext:value-type="float">
            <text:p>0.8</text:p>
          </table:table-cell>
          <table:table-cell table:style-name="ce1" table:formula="of:=[.C52]/[.$C$58]" office:value-type="percentage" office:value="0.30188679245283" calcext:value-type="percentage">
            <text:p>30.19%</text:p>
          </table:table-cell>
          <table:table-cell table:formula="of:=ROUND([.D52]*36)" office:value-type="float" office:value="11" calcext:value-type="float">
            <text:p>11</text:p>
          </table:table-cell>
          <table:table-cell/>
          <table:table-cell table:style-name="ce1" table:formula="of:=[.C52]/SUM([.$C$52:.$C$56])" office:value-type="percentage" office:value="0.307692307692308" calcext:value-type="percentage">
            <text:p>30.77%</text:p>
          </table:table-cell>
          <table:table-cell table:formula="of:=ROUND([.D52]*36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.75" calcext:value-type="float">
            <text:p>0.75</text:p>
          </table:table-cell>
          <table:table-cell table:style-name="ce1" table:formula="of:=[.C53]/[.$C$58]" office:value-type="percentage" office:value="0.283018867924528" calcext:value-type="percentage">
            <text:p>28.30%</text:p>
          </table:table-cell>
          <table:table-cell table:formula="of:=ROUND([.D53]*36)" office:value-type="float" office:value="10" calcext:value-type="float">
            <text:p>10</text:p>
          </table:table-cell>
          <table:table-cell/>
          <table:table-cell table:style-name="ce1" table:formula="of:=[.C53]/SUM([.$C$52:.$C$56])" office:value-type="percentage" office:value="0.288461538461538" calcext:value-type="percentage">
            <text:p>28.85%</text:p>
          </table:table-cell>
          <table:table-cell table:formula="of:=ROUND([.D53]*36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style-name="ce1" table:formula="of:=[.C54]/[.$C$58]" office:value-type="percentage" office:value="0.188679245283019" calcext:value-type="percentage">
            <text:p>18.87%</text:p>
          </table:table-cell>
          <table:table-cell table:formula="of:=ROUND([.D54]*36)" office:value-type="float" office:value="7" calcext:value-type="float">
            <text:p>7</text:p>
          </table:table-cell>
          <table:table-cell/>
          <table:table-cell table:style-name="ce1" table:formula="of:=[.C54]/SUM([.$C$52:.$C$56])" office:value-type="percentage" office:value="0.192307692307692" calcext:value-type="percentage">
            <text:p>19.23%</text:p>
          </table:table-cell>
          <table:table-cell table:formula="of:=ROUND([.D54]*36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0.35" calcext:value-type="float">
            <text:p>0.35</text:p>
          </table:table-cell>
          <table:table-cell table:style-name="ce1" table:formula="of:=[.C55]/[.$C$58]" office:value-type="percentage" office:value="0.132075471698113" calcext:value-type="percentage">
            <text:p>13.21%</text:p>
          </table:table-cell>
          <table:table-cell table:formula="of:=ROUND([.D55]*36)" office:value-type="float" office:value="5" calcext:value-type="float">
            <text:p>5</text:p>
          </table:table-cell>
          <table:table-cell/>
          <table:table-cell table:style-name="ce1" table:formula="of:=[.C55]/SUM([.$C$52:.$C$56])" office:value-type="percentage" office:value="0.134615384615385" calcext:value-type="percentage">
            <text:p>13.46%</text:p>
          </table:table-cell>
          <table:table-cell table:formula="of:=ROUND([.D55]*36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0.2" calcext:value-type="float">
            <text:p>0.2</text:p>
          </table:table-cell>
          <table:table-cell table:style-name="ce1" table:formula="of:=[.C56]/[.$C$58]" office:value-type="percentage" office:value="0.0754716981132075" calcext:value-type="percentage">
            <text:p>7.55%</text:p>
          </table:table-cell>
          <table:table-cell table:formula="of:=ROUND([.D56]*36)" office:value-type="float" office:value="3" calcext:value-type="float">
            <text:p>3</text:p>
          </table:table-cell>
          <table:table-cell/>
          <table:table-cell table:style-name="ce1" table:formula="of:=[.C56]/SUM([.$C$52:.$C$56])" office:value-type="percentage" office:value="0.0769230769230769" calcext:value-type="percentage">
            <text:p>7.69%</text:p>
          </table:table-cell>
          <table:table-cell table:formula="of:=ROUND([.D56]*36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0.05" calcext:value-type="float">
            <text:p>0.05</text:p>
          </table:table-cell>
          <table:table-cell table:style-name="ce1" table:formula="of:=[.C57]/[.$C$58]" office:value-type="percentage" office:value="0.0188679245283019" calcext:value-type="percentage">
            <text:p>1.89%</text:p>
          </table:table-cell>
          <table:table-cell table:formula="of:=ROUND([.D57]*36)" office:value-type="float" office:value="1" calcext:value-type="float">
            <text:p>1</text:p>
          </table:table-cell>
          <table:table-cell office:value-type="string" calcext:value-type="string">
            <text:p>&lt;&lt;dies cos &lt;3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formula="of:=SUM([.C52:.C57])" office:value-type="float" office:value="2.65" calcext:value-type="float">
            <text:p>2.65</text:p>
          </table:table-cell>
          <table:table-cell/>
          <table:table-cell table:formula="of:=SUM([.E52:.E57])" office:value-type="float" office:value="37" calcext:value-type="float">
            <text:p>37</text:p>
          </table:table-cell>
          <table:table-cell/>
          <table:table-cell table:style-name="Default"/>
          <table:table-cell table:formula="of:=SUM([.H52:.H56])" office:value-type="float" office:value="36" calcext:value-type="float">
            <text:p>36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Does this offer more “protection” to unfit individuals than if there were just fighting on their own merits??</text:p>
          </table:table-cell>
          <table:table-cell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7:05:09.017013829</meta:creation-date>
    <dc:date>2020-07-09T23:42:27.198477095</dc:date>
    <meta:editing-duration>PT5H43M53S</meta:editing-duration>
    <meta:editing-cycles>3</meta:editing-cycles>
    <meta:generator>LibreOffice/6.0.7.3$Linux_X86_64 LibreOffice_project/00m0$Build-3</meta:generator>
    <meta:document-statistic meta:table-count="1" meta:cell-count="2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387cm" svg:height="11.14cm" xlink:href=".." xlink:type="simple" chart:class="chart:scatter" chart:style-name="ch1">
        <chart:title svg:x="1.439cm" svg:y="0.357cm" chart:style-name="ch2">
          <text:p>Percentage of population required to breed to achieve 
same population size in next generation</text:p>
        </chart:title>
        <chart:plot-area chart:style-name="ch3" table:cell-range-address="Sheet1.E11:Sheet1.F38" svg:x="1.282cm" svg:y="1.86cm" svg:width="12.818cm" svg:height="8.093cm">
          <chartooo:coordinate-region svg:x="2.567cm" svg:y="2.068cm" svg:width="11.015cm" svg:height="7.221cm"/>
          <chart:axis chart:dimension="x" chart:name="primary-x" chart:style-name="ch4">
            <chart:title svg:x="6.556cm" svg:y="10.175cm" chart:style-name="ch5">
              <text:p>Population size</text:p>
            </chart:title>
          </chart:axis>
          <chart:axis chart:dimension="x" chart:name="secondary-x" chart:style-name="ch6"/>
          <chart:axis chart:dimension="y" chart:name="primary-y" chart:style-name="ch7">
            <chart:title svg:x="0.451cm" svg:y="9.153cm" chart:style-name="ch8">
              <text:p>Minimum % of population who need to breed.</text:p>
            </chart:title>
            <chart:grid chart:style-name="ch9" chart:class="major"/>
          </chart:axis>
          <chart:series chart:style-name="ch10" chart:values-cell-range-address="Sheet1.F11:Sheet1.F38" chart:class="chart:scatter">
            <chart:domain table:cell-range-address="Sheet1.E11:Sheet1.E38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E11:Sheet1.E38</svg:desc>
                </draw:g>
              </table:table-cell>
              <table:table-cell office:value-type="float" office:value="1">
                <text:p>1</text:p>
                <draw:g>
                  <svg:desc>Sheet1.F11:Sheet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">
                <text:p>91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">
                <text:p>10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6">
                <text:p>13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">
                <text:p>15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">
                <text:p>17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">
                <text:p>190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">
                <text:p>2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1">
                <text:p>231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3">
                <text:p>253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6">
                <text:p>276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">
                <text:p>30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5">
                <text:p>3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1">
                <text:p>35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8">
                <text:p>378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6">
                <text:p>406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5">
                <text:p>435</text:p>
              </table:table-cell>
              <table:table-cell office:value-type="float" office:value="0.0689655172413793">
                <text:p>0.0689655172413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